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538cm"/>
    </style:style>
    <style:style style:name="gr2" style:family="graphic" style:parent-style-name="standard">
      <style:graphic-properties draw:stroke="none" svg:stroke-color="#000000" draw:fill="none" draw:fill-color="#ffffff" fo:min-height="0.556cm"/>
    </style:style>
    <style:style style:name="gr3" style:family="graphic" style:parent-style-name="objectwithoutfill">
      <style:graphic-properties draw:stroke="solid" draw:stroke-dash="Ultrafine_20_2_20_Dots_20_3_20_Dashes" draw:marker-start="Dimension_20_Lines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7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1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7.38cm"/>
    </style:style>
    <style:style style:name="P1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038cm" svg:height="1cm" svg:x="6.962cm" svg:y="16.2cm">
          <draw:text-box>
            <text:p><text:span text:style-name="T1">FreeRds</text:span></text:p>
          </draw:text-box>
        </draw:frame>
        <draw:frame draw:style-name="gr2" draw:text-style-name="P2" draw:layer="layout" svg:width="3cm" svg:height="0.806cm" svg:x="2cm" svg:y="17.794cm">
          <draw:text-box>
            <text:p><text:span text:style-name="T2">thread</text:span></text:p>
          </draw:text-box>
        </draw:frame>
        <draw:frame draw:style-name="gr2" draw:text-style-name="P2" draw:layer="layout" svg:width="3cm" svg:height="0.806cm" svg:x="1.9cm" svg:y="16.8cm">
          <draw:text-box>
            <text:p><text:span text:style-name="T2">socket</text:span></text:p>
          </draw:text-box>
        </draw:frame>
        <draw:line draw:style-name="gr3" draw:text-style-name="P3" draw:layer="layout" svg:x1="1.4cm" svg:y1="2.9cm" svg:x2="16cm" svg:y2="2.9cm">
          <text:p/>
        </draw:line>
        <draw:frame draw:style-name="gr4" draw:text-style-name="P2" draw:layer="layout" svg:width="2.674cm" svg:height="0.806cm" svg:x="0.926cm" svg:y="1.9cm">
          <draw:text-box>
            <text:p><text:span text:style-name="T2">RDP peer</text:span></text:p>
          </draw:text-box>
        </draw:frame>
        <draw:line draw:style-name="gr3" draw:text-style-name="P3" draw:layer="layout" svg:x1="1.4cm" svg:y1="4.7cm" svg:x2="16cm" svg:y2="4.7cm">
          <text:p/>
        </draw:line>
        <draw:frame draw:style-name="gr5" draw:text-style-name="P2" draw:layer="layout" svg:width="2.754cm" svg:height="0.806cm" svg:x="0.926cm" svg:y="3.7cm">
          <draw:text-box>
            <text:p><text:span text:style-name="T2">rdp-server</text:span></text:p>
          </draw:text-box>
        </draw:frame>
        <draw:line draw:style-name="gr3" draw:text-style-name="P3" draw:layer="layout" svg:x1="1.4cm" svg:y1="6.6cm" svg:x2="16cm" svg:y2="6.6cm">
          <text:p/>
        </draw:line>
        <draw:frame draw:style-name="gr6" draw:text-style-name="P2" draw:layer="layout" svg:width="2.377cm" svg:height="0.806cm" svg:x="0.926cm" svg:y="5.6cm">
          <draw:text-box>
            <text:p><text:span text:style-name="T2">backend</text:span></text:p>
          </draw:text-box>
        </draw:frame>
        <draw:line draw:style-name="gr7" draw:text-style-name="P3" draw:layer="layout" svg:x1="13.5cm" svg:y1="4.5cm" svg:x2="13.5cm" svg:y2="4.9cm">
          <text:p/>
        </draw:line>
        <draw:frame draw:style-name="gr8" draw:text-style-name="P4" draw:layer="layout" svg:width="1.526cm" svg:height="1.039cm" svg:x="3.8cm" svg:y="3.161cm">
          <draw:text-box>
            <text:p><text:span text:style-name="T3">Frame</text:span></text:p>
            <text:p><text:span text:style-name="T3">Timer</text:span></text:p>
          </draw:text-box>
        </draw:frame>
        <draw:line draw:style-name="gr9" draw:text-style-name="P3" draw:layer="layout" svg:x1="4.9cm" svg:y1="4.7cm" svg:x2="5.7cm" svg:y2="6.6cm">
          <text:p/>
        </draw:line>
        <draw:frame draw:style-name="gr10" draw:text-style-name="P5" draw:layer="layout" svg:width="1.797cm" svg:height="0.607cm" svg:x="4.903cm" svg:y="5.193cm">
          <draw:text-box>
            <text:p><text:span text:style-name="T4">SyncReq</text:span></text:p>
          </draw:text-box>
        </draw:frame>
        <draw:frame draw:style-name="gr11" draw:text-style-name="P5" draw:layer="layout" svg:width="2.03cm" svg:height="0.607cm" svg:x="7.4cm" svg:y="5.293cm">
          <draw:text-box>
            <text:p><text:span text:style-name="T4">SyncReply</text:span></text:p>
          </draw:text-box>
        </draw:frame>
        <draw:line draw:style-name="gr9" draw:text-style-name="P3" draw:layer="layout" svg:x1="7cm" svg:y1="6.6cm" svg:x2="8.2cm" svg:y2="4.7cm">
          <text:p/>
        </draw:line>
        <draw:custom-shape draw:style-name="gr12" draw:text-style-name="P6" draw:layer="layout" svg:width="0.9cm" svg:height="0.2cm" svg:x="4cm" svg:y="4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3cm" svg:height="0.2cm" svg:x="5.7cm" svg:y="6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3cm" svg:height="0.2cm" svg:x="8.2cm" svg:y="4.5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9.5cm" svg:y1="4.7cm" svg:x2="11.2cm" svg:y2="2.9cm">
          <text:p/>
        </draw:line>
        <draw:line draw:style-name="gr13" draw:text-style-name="P3" draw:layer="layout" svg:x1="4cm" svg:y1="4.5cm" svg:x2="4cm" svg:y2="4.9cm">
          <text:p/>
        </draw:line>
        <draw:line draw:style-name="gr13" draw:text-style-name="P3" draw:layer="layout" svg:x1="13.5cm" svg:y1="4.5cm" svg:x2="13.5cm" svg:y2="4.9cm">
          <text:p/>
        </draw:line>
        <draw:line draw:style-name="gr14" draw:text-style-name="P3" draw:layer="layout" svg:x1="4cm" svg:y1="1.5cm" svg:x2="4cm" svg:y2="8.3cm">
          <text:p/>
        </draw:line>
        <draw:line draw:style-name="gr14" draw:text-style-name="P3" draw:layer="layout" svg:x1="4.9cm" svg:y1="4.4cm" svg:x2="4.9cm" svg:y2="8.3cm">
          <text:p/>
        </draw:line>
        <draw:line draw:style-name="gr14" draw:text-style-name="P3" draw:layer="layout" svg:x1="5.7cm" svg:y1="6.5cm" svg:x2="5.7cm" svg:y2="8.3cm">
          <text:p/>
        </draw:line>
        <draw:line draw:style-name="gr14" draw:text-style-name="P3" draw:layer="layout" svg:x1="7cm" svg:y1="6.6cm" svg:x2="7cm" svg:y2="8.3cm">
          <text:p/>
        </draw:line>
        <draw:line draw:style-name="gr14" draw:text-style-name="P3" draw:layer="layout" svg:x1="8.2cm" svg:y1="1.5cm" svg:x2="8.2cm" svg:y2="4.6cm">
          <text:p/>
        </draw:line>
        <draw:line draw:style-name="gr14" draw:text-style-name="P3" draw:layer="layout" svg:x1="11.2cm" svg:y1="1.5cm" svg:x2="11.2cm" svg:y2="2.9cm">
          <text:p/>
        </draw:line>
        <draw:line draw:style-name="gr14" draw:text-style-name="P3" draw:layer="layout" svg:x1="9.5cm" svg:y1="1.5cm" svg:x2="9.5cm" svg:y2="4.6cm">
          <text:p/>
        </draw:line>
        <draw:frame draw:style-name="gr15" draw:text-style-name="P5" draw:layer="layout" svg:width="7.88cm" svg:height="0.607cm" svg:x="3.62cm" svg:y="0.9cm">
          <draw:text-box>
            <text:p><text:span text:style-name="T4">1 <text:s text:c="44"/>5 <text:s text:c="12"/>6 <text:s text:c="16"/>7</text:span></text:p>
          </draw:text-box>
        </draw:frame>
        <draw:frame draw:style-name="gr15" draw:text-style-name="P5" draw:layer="layout" svg:width="7.88cm" svg:height="0.607cm" svg:x="3.62cm" svg:y="8.3cm">
          <draw:text-box>
            <text:p><text:span text:style-name="T4"><text:s text:c="10"/></text:span><text:span text:style-name="T4">2 <text:s text:c="7"/>3 <text:s text:c="11"/>4</text:span></text:p>
          </draw:text-box>
        </draw:frame>
        <draw:frame draw:style-name="gr8" draw:text-style-name="P4" draw:layer="layout" svg:width="1.526cm" svg:height="1.039cm" svg:x="13.282cm" svg:y="3.4cm">
          <draw:text-box>
            <text:p><text:span text:style-name="T3">Frame</text:span></text:p>
            <text:p><text:span text:style-name="T3">Tim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</meta:initial-creator>
    <meta:creation-date>2013-09-26T22:57:29</meta:creation-date>
    <dc:date>2018-02-22T13:10:44.390126304</dc:date>
    <meta:editing-duration>PT16H46M17S</meta:editing-duration>
    <meta:editing-cycles>15</meta:editing-cycles>
    <meta:generator>LibreOffice/5.2.7.2$Linux_X86_64 LibreOffice_project/20m0$Build-2</meta:generator>
    <meta:document-statistic meta:object-count="31"/>
  </office:meta>
</office:document-meta>
</file>